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fo:text-align="justify"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officeooo:paragraph-rsid="001cc885"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cm" fo:margin-bottom="0cm" style:contextual-spacing="false" fo:line-height="100%" fo:text-align="justify"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officeooo:paragraph-rsid="001e5404"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text-properties fo:language="fr" fo:country="FR" fo:font-weight="bold" officeooo:paragraph-rsid="001cc885" style:font-weight-asian="bold" style:font-style-complex="italic" style:font-weight-complex="bold"/>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000000" loext:opacity="100%" fo:font-size="13pt" fo:language="fr" fo:country="FR" style:text-underline-style="none" officeooo:paragraph-rsid="001cc885" style:letter-kerning="true" style:font-name-asian="Times New Roman" style:font-size-asian="13pt" style:language-asian="fr" style:country-asian="FR" style:font-name-complex="Calibri" style:font-size-complex="13pt" loext:padding="0cm" loext:border="none" loext:shadow="none"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line-height="100%" fo:text-align="justify"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5b9bd5" loext:opacity="100%" fo:font-size="13pt" fo:language="fr" fo:country="FR" officeooo:rsid="001f7579" officeooo:paragraph-rsid="001cc885" style:font-size-asian="13pt" style:font-size-complex="13pt" style:font-style-complex="italic"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end"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5b9bd5" loext:opacity="100%" fo:font-size="13pt" fo:language="fr" fo:country="FR" officeooo:rsid="001f7579" officeooo:paragraph-rsid="001cc885" style:font-size-asian="13pt" style:font-size-complex="13pt" style:font-style-complex="italic"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end"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000000" loext:opacity="100%" fo:font-size="13pt" fo:language="fr" fo:country="FR" style:text-underline-style="none" officeooo:paragraph-rsid="001cc885" style:letter-kerning="true" style:font-name-asian="Arial Unicode MS" style:font-size-asian="13pt" style:language-asian="fr" style:country-asian="FR" style:font-name-complex="Calibri" style:font-size-complex="13pt" loext:padding="0cm" loext:border="none" loext:shadow="none"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fo:padding="0cm" fo:border="none" style:shadow="none" style:join-border="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color="#000000" loext:opacity="100%" fo:font-size="13pt" fo:language="fr" fo:country="FR" style:text-underline-style="none" officeooo:paragraph-rsid="001cc885" style:letter-kerning="true" style:font-name-asian="Arial Unicode MS" style:font-size-asian="13pt" style:language-asian="fr" style:country-asian="FR" style:font-name-complex="Calibri" style:font-size-complex="13pt" loext:padding="0cm" loext:border="none" loext:shadow="none"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text-properties fo:font-size="13pt" fo:language="fr" fo:country="FR" fo:font-weight="bold" officeooo:paragraph-rsid="001cc885" style:font-size-asian="13pt" style:font-weight-asian="bold" style:font-size-complex="13pt" style:font-style-complex="italic" style:font-weight-complex="bold"/>
    </style:style>
    <style:style style:name="P10" style:family="paragraph" style:parent-style-name="Frame_20_contents" style:list-style-name="WWNum1">
      <style:paragraph-properties fo:text-align="center" style:justify-single-word="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f1f1f1"/>
      <style:paragraph-properties fo:text-align="start"/>
      <style:text-properties fo:font-size="18pt"/>
    </style:style>
    <style:style style:name="T1" style:family="text">
      <style:text-properties fo:color="#5b9bd5" loext:opacity="100%" fo:font-size="13pt" fo:language="fr" fo:country="FR" style:font-size-asian="13pt" style:font-size-complex="13pt" style:font-style-complex="italic"/>
    </style:style>
    <style:style style:name="T2" style:family="text">
      <style:text-properties fo:color="#5b9bd5" loext:opacity="100%" fo:font-size="13pt" fo:language="fr" fo:country="FR" style:text-underline-style="none" officeooo:rsid="001f7579" style:letter-kerning="true" style:font-name-asian="Arial Unicode MS" style:font-size-asian="13pt" style:language-asian="fr" style:country-asian="FR" style:font-name-complex="Calibri" style:font-size-complex="13pt" style:font-style-complex="italic" loext:padding="0cm" loext:border="none" loext:shadow="none"/>
    </style:style>
    <style:style style:name="T3" style:family="text">
      <style:text-properties fo:color="#5b9bd5" loext:opacity="100%" fo:font-size="13pt" fo:language="fr" fo:country="FR" style:text-underline-style="none" officeooo:rsid="001ce645" style:letter-kerning="true" style:font-name-asian="Arial Unicode MS" style:font-size-asian="13pt" style:language-asian="fr" style:country-asian="FR" style:font-name-complex="Calibri" style:font-size-complex="13pt" style:font-style-complex="italic" loext:padding="0cm" loext:border="none" loext:shadow="none"/>
    </style:style>
    <style:style style:name="T4" style:family="text">
      <style:text-properties fo:color="#000000" loext:opacity="100%" fo:font-size="13pt" fo:language="fr" fo:country="FR" style:text-underline-style="none" style:letter-kerning="true" style:font-name-asian="Arial Unicode MS" style:font-size-asian="13pt" style:language-asian="fr" style:country-asian="FR" style:font-name-complex="Calibri" style:font-size-complex="13pt" loext:padding="0cm" loext:border="none" loext:shadow="none"/>
    </style:style>
    <style:style style:name="T5" style:family="text">
      <style:text-properties fo:color="#000000" loext:opacity="100%" fo:font-size="13pt" fo:language="fr" fo:country="FR" style:text-underline-style="none" officeooo:rsid="001f7579" style:letter-kerning="true" style:font-name-asian="Arial Unicode MS" style:font-size-asian="13pt" style:language-asian="fr" style:country-asian="FR" style:font-name-complex="Calibri" style:font-size-complex="13pt" loext:padding="0cm" loext:border="none" loext:shadow="none"/>
    </style:style>
    <style:style style:name="T6" style:family="text">
      <style:text-properties fo:color="#000000" loext:opacity="100%" fo:font-size="13pt" fo:language="fr" fo:country="FR" style:text-underline-style="none" officeooo:rsid="001ce645" style:letter-kerning="true" style:font-name-asian="Arial Unicode MS" style:font-size-asian="13pt" style:language-asian="fr" style:country-asian="FR" style:font-name-complex="Calibri" style:font-size-complex="13pt" loext:padding="0cm" loext:border="none" loext:shadow="none"/>
    </style:style>
    <style:style style:name="T7" style:family="text">
      <style:text-properties fo:color="#000000" loext:opacity="100%" fo:font-size="13pt" fo:language="fr" fo:country="FR" style:text-underline-style="none" officeooo:rsid="001e5404" style:letter-kerning="true" style:font-name-asian="Arial Unicode MS" style:font-size-asian="13pt" style:language-asian="fr" style:country-asian="FR" style:font-name-complex="Calibri" style:font-size-complex="13pt" loext:padding="0cm" loext:border="none" loext:shadow="none"/>
    </style:style>
    <style:style style:name="T8" style:family="text">
      <style:text-properties fo:font-size="13pt" fo:language="fr" fo:country="FR" style:text-underline-style="none" style:letter-kerning="true" style:font-name-asian="Arial Unicode MS" style:font-size-asian="13pt" style:language-asian="fr" style:country-asian="FR" style:font-name-complex="Calibri" style:font-size-complex="13pt" loext:padding="0cm" loext:border="none" loext:shadow="none"/>
    </style:style>
    <style:style style:name="T9" style:family="text">
      <style:text-properties fo:color="#5983b0" loext:opacity="100%" fo:font-size="13pt" fo:language="fr" fo:country="FR" style:text-underline-style="none" officeooo:rsid="001f7579" style:letter-kerning="true" style:font-name-asian="Arial Unicode MS" style:font-size-asian="13pt" style:language-asian="fr" style:country-asian="FR" style:font-name-complex="Calibri" style:font-size-complex="13pt" loext:padding="0cm" loext:border="none" loext:shadow="none"/>
    </style:style>
    <style:style style:name="T10" style:family="text">
      <style:text-properties fo:color="#5983b0" loext:opacity="100%" fo:font-size="13pt" fo:language="fr" fo:country="FR" style:text-underline-style="none" officeooo:rsid="001f7579" style:letter-kerning="true" style:font-name-asian="Arial Unicode MS" style:font-size-asian="13pt" style:language-asian="fr" style:country-asian="FR" style:font-name-complex="Calibri" style:font-size-complex="13pt" style:font-style-complex="italic" loext:padding="0cm" loext:border="none" loext:shadow="none"/>
    </style:style>
    <style:style style:name="T11" style:family="text">
      <style:text-properties fo:color="#6666ff" loext:opacity="100%" fo:font-size="13pt" fo:language="fr" fo:country="FR" style:text-underline-style="none" officeooo:rsid="001f7579" style:letter-kerning="true" style:font-name-asian="Arial Unicode MS" style:font-size-asian="13pt" style:language-asian="fr" style:country-asian="FR" style:font-name-complex="Calibri" style:font-size-complex="13pt" style:font-style-complex="italic" loext:padding="0cm" loext:border="none" loext:shadow="none"/>
    </style:style>
    <style:style style:name="T12" style:family="text">
      <style:text-properties fo:color="#7f7f7f" loext:opacity="100%" fo:font-size="24pt" fo:language="fr" fo:country="FR" fo:font-weight="bold" style:font-size-asian="24pt" style:font-weight-asian="bold" style:font-size-complex="24pt" style:font-weight-complex="bold"/>
    </style:style>
    <style:style style:name="gr1" style:family="graphic" style:parent-style-name="Frame">
      <style:graphic-properties draw:stroke="none" svg:stroke-width="0.026cm" draw:stroke-linejoin="miter" draw:fill="none" loext:fill-use-slide-background="false" draw:textarea-vertical-align="middle" draw:auto-grow-height="false" fo:min-height="1.279cm" fo:min-width="20.468cm" fo:padding-top="0.127cm" fo:padding-bottom="0.127cm" fo:padding-left="0.254cm" fo:padding-right="0.254cm" fo:wrap-option="wrap" fo:margin-left="0cm" fo:margin-right="0cm" fo:margin-top="0cm" fo:margin-bottom="0.004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035cm" draw:stroke-linejoin="miter" svg:stroke-linecap="butt" draw:fill="solid" draw:fill-color="#f1f1f1" draw:textarea-vertical-align="top" draw:auto-grow-height="false" fo:min-height="1.886cm" fo:min-width="20.712cm" fo:padding-top="0.125cm" fo:padding-bottom="0.125cm" fo:padding-left="0.25cm" fo:padding-right="0.25cm" fo:wrap-option="wrap" fo:margin-left="0cm" fo:margin-right="0.00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custom-shape text:anchor-type="char" draw:z-index="0" draw:name="Rectángulo 5" draw:style-name="gr2" draw:text-style-name="P12" svg:width="21.212cm" svg:height="2.135cm" svg:x="-2.025cm" svg:y="-2.5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Cuadro de texto 2" draw:style-name="gr1" draw:text-style-name="P11" svg:width="20.975cm" svg:height="1.532cm" svg:x="-1.729cm" svg:y="-2.103cm"><text:list text:style-name="WWNum1"><text:list-item><text:p text:style-name="P10"><text:span text:style-name="T12">Lettre de Motivation Alternance</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lias LAHLOUH</text:p>
      <text:p text:style-name="P5">4 rue des marronniers, Coutevroult, 77580</text:p>
      <text:p text:style-name="P5">tel: 0669741360</text:p>
      <text:p text:style-name="P5">adresse mail: eliaslahlouh@gmail.com</text:p>
      <text:p text:style-name="P7"/>
      <text:p text:style-name="P7"/>
      <text:p text:style-name="P3"/>
      <text:p text:style-name="P9">Objet : Demande de contrat de professionnalisation<text:line-break/></text:p>
      <text:p text:style-name="P9"/>
      <text:p text:style-name="P8">Madame, Monsieur,</text:p>
      <text:p text:style-name="P4"/>
      <text:p text:style-name="P1"><text:span text:style-name="T4">Actuellement étudiant en </text:span><text:span text:style-name="T2">BUT Informatique</text:span><text:span text:style-name="T4"> au sein de </text:span><text:span text:style-name="T9">l’IU</text:span><text:span text:style-name="T10">T</text:span><text:span text:style-name="T2"> de Champs-Sur-Marne. </text:span><text:span text:style-name="T4">Cette formation a pour but de me donner les compétences clés pour exercer à l’avenir le métier de </text:span><text:span text:style-name="T2">Développeur Web (Web master)</text:span><text:span text:style-name="T8">.</text:span></text:p>
      <text:p text:style-name="P4"/>
      <text:p text:style-name="P1"><text:span text:style-name="T4">Afin de compléter cette formation théorique, je suis aujourd’hui à la recherche d’une entreprise où réaliser mon alternance. Je souhaiterais apprendre tout l’aspect pratique de ce métier tout en partageant mes compétences acquises en formation, dans le but de contribuer au développement de votre entreprise. Rejoindre votre société serait pour moi une opportunité de découvrir le métier de </text:span><text:span text:style-name="T2">développeur Web</text:span><text:span text:style-name="T11"> </text:span><text:span text:style-name="T4">plus concrètement, auprès d’une équipe de professionnels qualifiés !</text:span></text:p>
      <text:p text:style-name="P4"/>
      <text:p text:style-name="P1"><text:span text:style-name="T4">Mon expérience en tant que </text:span><text:span text:style-name="T3">développeur</text:span><text:span text:style-name="T4"> au sein de </text:span><text:span text:style-name="T6">cette </text:span><text:span text:style-name="T4">entreprise m</text:span><text:span text:style-name="T5">e permettra</text:span><text:span text:style-name="T4"> d’appréhender une première fois le monde du travail et les bases de ce métier. Cette expérience </text:span><text:span text:style-name="T5">va </text:span><text:span text:style-name="T4">motiv</text:span><text:span text:style-name="T5">er </text:span><text:span text:style-name="T4">mon envie de poursuivre mes études dans ce sens et </text:span><text:span text:style-name="T5">v</text:span><text:span text:style-name="T4">a considérablement développ</text:span><text:span text:style-name="T5">er</text:span><text:span text:style-name="T4"> mes capacités relationnelles.</text:span></text:p>
      <text:p text:style-name="P8"/>
      <text:p text:style-name="P2"><text:span text:style-name="T7">Selon moi, </text:span><text:span text:style-name="T4">Il est important que les professionnels et les personnes qui exercent une activité respectent les règles déontologiques en vigueur dans leur domaine d'expertise. Cela contribue à assurer la qualité de leur travail et à protéger leur réputation. En cas de manquement à la déontologie, il peut y avoir des conséquences disciplinaires ou professionnelles graves. </text:span><text:span text:style-name="T7"><text:s/></text:span></text:p>
      <text:p text:style-name="P4"/>
      <text:p text:style-name="P8">Déterminé et soucieux de réussir ce que j’entreprends, je mettrais tout en œuvre pour être un élément moteur au sein de votre organisation.</text:p>
      <text:p text:style-name="P4"/>
      <text:p text:style-name="P8">Je serais ravi de vous rencontrer afin d’échanger plus concrètement avec vous sur mes motivations pour ce poste et vos attentes concernant une telle collaboration. </text:p>
      <text:p text:style-name="P4"/>
      <text:p text:style-name="P8">Je vous prie d’agréer, Madame, Monsieur, l’expression de mes sincères salutations. </text:p>
      <text:p text:style-name="P4"/>
      <text:p text:style-name="P6">Elias LAHLOU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3T18:05:42.875000000</meta:creation-date>
    <dc:date>2022-12-24T03:58:16.737000000</dc:date>
    <meta:editing-duration>PT7M4S</meta:editing-duration>
    <meta:editing-cycles>4</meta:editing-cycles>
    <meta:generator>LibreOffice/7.4.1.2$Windows_X86_64 LibreOffice_project/3c58a8f3a960df8bc8fd77b461821e42c061c5f0</meta:generator>
    <meta:document-statistic meta:table-count="0" meta:image-count="0" meta:object-count="0" meta:page-count="1" meta:paragraph-count="15" meta:word-count="292" meta:character-count="1955" meta:non-whitespace-character-count="1673"/>
  </office:meta>
</office:document-meta>
</file>